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29df3" officeooo:paragraph-rsid="001c3cab"/>
    </style:style>
    <style:style style:name="P2" style:family="paragraph" style:parent-style-name="Standard">
      <style:text-properties officeooo:paragraph-rsid="001c3ca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 Jessica! </text:p>
      <text:p text:style-name="P2"/>
      <text:p text:style-name="P2">I saw your video on the lack of captions in movies and understand exactly where you are coming from. My girlfriend is hearing impaired and I was shocked to discover how few films are shown with subtitles, and this inspired me to use some of my skills to solve this problem. I am studying a Masters degree in machine learning and thought I could find a way to allow the moviegoer to be in control and have subtitles for any movie they want, without relying on reluctant cinemas to implement the technology. So my idea is to create an app that would automatically detect the audio and synchronise subtitles so that they can be viewed on a phone. This method could hopefully be extended to any performance where the dialogue is scripted, so could be provided for theatres and other performances too. However, in order to do this I need some data! So I'm hoping to find people that could record the audio everytime they go to a cinema or watch a movie in a noisy place, say with friends or at an open showing. I believe it may be a gray area legally speaking, since using video recorders are strictly prohibited obviously for piracy reasons, but since it is only the audio that would be recorded the recordings would be useless for this purpose. But it would be easy to just set a recorder going on the phone and then turn off the display and noone would be the wiser! Anyway, if companies cared enough to let everyone enjoy their films we wouldn't be in this position. So let me know if this is something you think you could help with and I'll provide details on how to record and send the data :)</text:p>
      <text:p text:style-name="P2"/>
      <text:p text:style-name="P2">Josh</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6T10:20:17.249769005</meta:creation-date>
    <dc:date>2018-06-06T10:21:04.642340874</dc:date>
    <meta:editing-duration>PT47S</meta:editing-duration>
    <meta:editing-cycles>1</meta:editing-cycles>
    <meta:document-statistic meta:table-count="0" meta:image-count="0" meta:object-count="0" meta:page-count="1" meta:paragraph-count="3" meta:word-count="298" meta:character-count="1610" meta:non-whitespace-character-count="1314"/>
    <meta:generator>LibreOffice/6.0.4.2$MacOSX_X86_64 LibreOffice_project/9b0d9b32d5dcda91d2f1a96dc04c645c450872bf</meta:generator>
  </office:meta>
</office:document-meta>
</file>